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style:text-position="0% 100%" fo:font-weight="normal" officeooo:rsid="05d4761d" officeooo:paragraph-rsid="05d57e87" style:font-weight-asian="normal" style:font-weight-complex="normal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10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16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P17" style:family="paragraph" style:parent-style-name="Heading_20_2">
      <style:paragraph-properties fo:text-align="end" style:justify-single-word="false" style:writing-mode="rl-tb"/>
      <style:text-properties style:use-window-font-color="true" style:text-position="0% 100%" officeooo:rsid="054277b2" officeooo:paragraph-rsid="05d0bf84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22" style:family="paragraph" style:parent-style-name="Text_20_body">
      <style:text-properties style:use-window-font-color="true"/>
    </style:style>
    <style:style style:name="P23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4" style:family="paragraph" style:parent-style-name="Text_20_body">
      <style:text-properties style:use-window-font-color="true" officeooo:rsid="05830722" officeooo:paragraph-rsid="05b3d691"/>
    </style:style>
    <style:style style:name="P25" style:family="paragraph" style:parent-style-name="Text_20_body">
      <style:text-properties style:use-window-font-color="true" officeooo:paragraph-rsid="05bbe304"/>
    </style:style>
    <style:style style:name="P26" style:family="paragraph" style:parent-style-name="Text_20_body">
      <style:text-properties style:use-window-font-color="true" officeooo:rsid="05b48436" officeooo:paragraph-rsid="05b48436"/>
    </style:style>
    <style:style style:name="P27" style:family="paragraph" style:parent-style-name="Text_20_body">
      <style:text-properties style:use-window-font-color="true" officeooo:paragraph-rsid="05b1e2d3"/>
    </style:style>
    <style:style style:name="P28" style:family="paragraph" style:parent-style-name="Text_20_body">
      <style:text-properties officeooo:rsid="05aad19a" officeooo:paragraph-rsid="05aad19a"/>
    </style:style>
    <style:style style:name="P29" style:family="paragraph" style:parent-style-name="Text_20_body">
      <style:text-properties officeooo:rsid="05c333d2" officeooo:paragraph-rsid="05d0b190"/>
    </style:style>
    <style:style style:name="P30" style:family="paragraph" style:parent-style-name="Text_20_body">
      <style:text-properties officeooo:rsid="05ca2785" officeooo:paragraph-rsid="05d0b190"/>
    </style:style>
    <style:style style:name="P31" style:family="paragraph" style:parent-style-name="Text_20_body">
      <style:text-properties officeooo:rsid="05d0bf84" officeooo:paragraph-rsid="05d0bf84"/>
    </style:style>
    <style:style style:name="P32" style:family="paragraph" style:parent-style-name="Text_20_body">
      <style:text-properties officeooo:rsid="05d31f03" officeooo:paragraph-rsid="05d31f03"/>
    </style:style>
    <style:style style:name="P33" style:family="paragraph" style:parent-style-name="Text_20_body">
      <style:text-properties officeooo:rsid="05b48436" officeooo:paragraph-rsid="05b9c5d1"/>
    </style:style>
    <style:style style:name="P34" style:family="paragraph" style:parent-style-name="Text_20_body">
      <style:text-properties officeooo:paragraph-rsid="05d4761d"/>
    </style:style>
    <style:style style:name="P35" style:family="paragraph" style:parent-style-name="Text_20_body" style:list-style-name="L1">
      <style:text-properties officeooo:paragraph-rsid="05b48436"/>
    </style:style>
    <style:style style:name="P36" style:family="paragraph" style:parent-style-name="Text_20_body" style:list-style-name="L1">
      <style:text-properties officeooo:rsid="05b48436" officeooo:paragraph-rsid="05d4761d"/>
    </style:style>
    <style:style style:name="P37" style:family="paragraph" style:parent-style-name="Text_20_body" style:list-style-name="L1">
      <style:text-properties style:use-window-font-color="true" officeooo:paragraph-rsid="05dfc44e"/>
    </style:style>
    <style:style style:name="P38" style:family="paragraph" style:parent-style-name="Text_20_body" style:list-style-name="L1">
      <style:text-properties style:use-window-font-color="true" fo:font-weight="normal" officeooo:rsid="05d4761d" officeooo:paragraph-rsid="05ea3093" style:font-weight-asian="normal" style:font-weight-complex="normal"/>
    </style:style>
    <style:style style:name="P39" style:family="paragraph" style:parent-style-name="Text_20_body" style:list-style-name="L4">
      <style:text-properties officeooo:rsid="05e592d3" officeooo:paragraph-rsid="05e592d3"/>
    </style:style>
    <style:style style:name="P40" style:family="paragraph" style:parent-style-name="Text_20_body" style:list-style-name="L1">
      <style:paragraph-properties fo:text-align="end" style:justify-single-word="false" style:writing-mode="rl-tb"/>
      <style:text-properties style:use-window-font-color="true" style:text-position="0% 100%" fo:font-weight="normal" officeooo:rsid="05d4761d" officeooo:paragraph-rsid="05db529f" style:font-weight-asian="normal" style:font-weight-complex="normal"/>
    </style:style>
    <style:style style:name="P41" style:family="paragraph" style:parent-style-name="Text_20_body" style:list-style-name="L1">
      <style:paragraph-properties fo:text-align="end" style:justify-single-word="false" style:writing-mode="rl-tb"/>
      <style:text-properties style:use-window-font-color="true" style:text-position="0% 100%" fo:font-weight="normal" officeooo:rsid="05d57e87" officeooo:paragraph-rsid="05db529f" style:font-weight-asian="normal" style:font-weight-complex="normal"/>
    </style:style>
    <style:style style:name="P42" style:family="paragraph" style:parent-style-name="Text_20_body" style:list-style-name="L3">
      <style:paragraph-properties fo:text-align="end" style:justify-single-word="false" style:writing-mode="rl-tb"/>
      <style:text-properties style:use-window-font-color="true" style:text-position="0% 100%" officeooo:rsid="054277b2" officeooo:paragraph-rsid="05ecd529"/>
    </style:style>
    <style:style style:name="P43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4277b2" officeooo:paragraph-rsid="05ecd529"/>
    </style:style>
    <style:style style:name="P44" style:family="paragraph" style:parent-style-name="Text_20_body" style:list-style-name="L3">
      <style:paragraph-properties fo:text-align="end" style:justify-single-word="false" style:writing-mode="rl-tb"/>
      <style:text-properties style:use-window-font-color="true" officeooo:rsid="054277b2" officeooo:paragraph-rsid="05d99f52"/>
    </style:style>
    <style:style style:name="P45" style:family="paragraph" style:parent-style-name="Text_20_body" style:list-style-name="L2">
      <style:paragraph-properties fo:text-align="end" style:justify-single-word="false" style:writing-mode="rl-tb"/>
      <style:text-properties officeooo:paragraph-rsid="05e17899"/>
    </style:style>
    <style:style style:name="P46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d0b190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officeooo:rsid="05eaa390"/>
    </style:style>
    <style:style style:name="T17" style:family="text">
      <style:text-properties officeooo:rsid="05226f8d"/>
    </style:style>
    <style:style style:name="T18" style:family="text">
      <style:text-properties officeooo:rsid="052c9289"/>
    </style:style>
    <style:style style:name="T19" style:family="text">
      <style:text-properties officeooo:rsid="054740c5"/>
    </style:style>
    <style:style style:name="T20" style:family="text">
      <style:text-properties officeooo:rsid="0550dfd7"/>
    </style:style>
    <style:style style:name="T21" style:family="text">
      <style:text-properties fo:font-weight="normal" officeooo:rsid="05b1e2d3" style:font-weight-asian="normal" style:font-weight-complex="normal"/>
    </style:style>
    <style:style style:name="T22" style:family="text">
      <style:text-properties fo:font-weight="normal" officeooo:rsid="05b89435" style:font-weight-asian="normal" style:font-weight-complex="normal"/>
    </style:style>
    <style:style style:name="T23" style:family="text">
      <style:text-properties fo:font-weight="normal" officeooo:rsid="05bbe304" style:font-weight-asian="normal" style:font-weight-complex="normal"/>
    </style:style>
    <style:style style:name="T24" style:family="text">
      <style:text-properties fo:font-weight="normal" officeooo:rsid="05bd39a8" style:font-weight-asian="normal" style:font-weight-complex="normal"/>
    </style:style>
    <style:style style:name="T25" style:family="text">
      <style:text-properties fo:font-weight="normal" officeooo:rsid="05be0504" style:font-weight-asian="normal" style:font-weight-complex="normal"/>
    </style:style>
    <style:style style:name="T26" style:family="text">
      <style:text-properties fo:font-weight="normal" officeooo:rsid="05cef337" style:font-weight-asian="normal" style:font-weight-complex="normal"/>
    </style:style>
    <style:style style:name="T27" style:family="text">
      <style:text-properties fo:font-weight="normal" officeooo:rsid="05d4761d" style:font-weight-asian="normal" style:font-weight-complex="normal"/>
    </style:style>
    <style:style style:name="T28" style:family="text">
      <style:text-properties fo:font-weight="normal" officeooo:rsid="05e14435" style:font-weight-asian="normal" style:font-weight-complex="normal"/>
    </style:style>
    <style:style style:name="T29" style:family="text">
      <style:text-properties fo:font-weight="normal" officeooo:rsid="05e892d7" style:font-weight-asian="normal" style:font-weight-complex="normal"/>
    </style:style>
    <style:style style:name="T30" style:family="text">
      <style:text-properties fo:font-weight="normal" officeooo:rsid="05ea3093" style:font-weight-asian="normal" style:font-weight-complex="normal"/>
    </style:style>
    <style:style style:name="T31" style:family="text">
      <style:text-properties style:use-window-font-color="true" officeooo:rsid="05b3d691"/>
    </style:style>
    <style:style style:name="T32" style:family="text">
      <style:text-properties style:use-window-font-color="true" officeooo:rsid="05b48436"/>
    </style:style>
    <style:style style:name="T33" style:family="text">
      <style:text-properties style:use-window-font-color="true" officeooo:rsid="05b74655"/>
    </style:style>
    <style:style style:name="T34" style:family="text">
      <style:text-properties style:use-window-font-color="true" officeooo:rsid="05b9c5d1"/>
    </style:style>
    <style:style style:name="T35" style:family="text">
      <style:text-properties style:use-window-font-color="true" officeooo:rsid="05d4761d"/>
    </style:style>
    <style:style style:name="T36" style:family="text">
      <style:text-properties style:use-window-font-color="true" fo:font-weight="bold" officeooo:rsid="05d4761d" style:font-weight-asian="bold" style:font-weight-complex="bold"/>
    </style:style>
    <style:style style:name="T37" style:family="text">
      <style:text-properties style:use-window-font-color="true" officeooo:rsid="05dee425"/>
    </style:style>
    <style:style style:name="T38" style:family="text">
      <style:text-properties style:use-window-font-color="true" officeooo:rsid="05e7d7dd"/>
    </style:style>
    <style:style style:name="T39" style:family="text">
      <style:text-properties style:use-window-font-color="true" style:text-position="0% 100%" fo:font-weight="bold" officeooo:rsid="05e17899" style:font-weight-asian="bold" style:font-weight-complex="bold"/>
    </style:style>
    <style:style style:name="T40" style:family="text">
      <style:text-properties style:use-window-font-color="true" style:text-position="0% 100%" officeooo:rsid="05e17899"/>
    </style:style>
    <style:style style:name="T41" style:family="text">
      <style:text-properties style:use-window-font-color="true" style:text-position="0% 100%" officeooo:rsid="05eaa390"/>
    </style:style>
    <style:style style:name="T42" style:family="text">
      <style:text-properties officeooo:rsid="05aca18c"/>
    </style:style>
    <style:style style:name="T43" style:family="text">
      <style:text-properties officeooo:rsid="05b48436"/>
    </style:style>
    <style:style style:name="T44" style:family="text">
      <style:text-properties officeooo:rsid="05bf880b"/>
    </style:style>
    <style:style style:name="T45" style:family="text">
      <style:text-properties officeooo:rsid="05c15b31"/>
    </style:style>
    <style:style style:name="T46" style:family="text">
      <style:text-properties officeooo:rsid="05c333d2"/>
    </style:style>
    <style:style style:name="T47" style:family="text">
      <style:text-properties style:text-position="sub 58%"/>
    </style:style>
    <style:style style:name="T48" style:family="text">
      <style:text-properties officeooo:rsid="05c6f509"/>
    </style:style>
    <style:style style:name="T49" style:family="text">
      <style:text-properties officeooo:rsid="05d0b190"/>
    </style:style>
    <style:style style:name="T50" style:family="text">
      <style:text-properties officeooo:rsid="05d0bf8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5d4761d" style:font-weight-asian="bold" style:font-weight-complex="bold"/>
    </style:style>
    <style:style style:name="T53" style:family="text">
      <style:text-properties fo:font-weight="bold" officeooo:rsid="05d7f9f0" style:font-weight-asian="bold" style:font-weight-complex="bold"/>
    </style:style>
    <style:style style:name="T54" style:family="text">
      <style:text-properties officeooo:rsid="05d57e87"/>
    </style:style>
    <style:style style:name="T55" style:family="text">
      <style:text-properties officeooo:rsid="05d7f9f0"/>
    </style:style>
    <style:style style:name="T56" style:family="text">
      <style:text-properties officeooo:rsid="05e14435"/>
    </style:style>
    <style:style style:name="T57" style:family="text">
      <style:text-properties officeooo:rsid="05ea309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17">מטלה</text:span> –<text:span text:style-name="T18"> מכרזי ויקרי-קלארק-גרובס ומאירסון</text:span></text:h>
      <text:p text:style-name="P23">יש לענות על שאלה אחת לבחירתכם.</text:p>
      <text:p text:style-name="P3">שאלה <text:span text:style-name="T20">1</text:span>: <text:span text:style-name="T19">שוק דו-צדדי</text:span></text:p>
      <text:p text:style-name="P24">אחד השימושים של תורת המכרזים הוא ניהול אוטומטי של שוק דו-צדדי, <text:span text:style-name="T43">שיש בו גם קונים וגם מוכרים, כמו למשל בבורסה לניירות ערך.</text:span> <text:span text:style-name="T43">לצורך השאלה נניח שכל מוכר מחזיק מניה אחת, כל קונה מעוניין במניה אחת, וכל המניות זהות (של אותה חברה).</text:span></text:p>
      <text:p text:style-name="P34"><text:span text:style-name="T31">א. </text:span><text:span text:style-name="T32">נניח שבבורסה יש: </text:span></text:p>
      <text:p text:style-name="P34"><text:span text:style-name="T32">- </text:span><text:span text:style-name="T31">חמישה מוכרים, המייחסים למניה שלהם </text:span><text:span text:style-name="T32">את הערכים הבאים: 1, 3, 5, 7, 9.</text:span></text:p>
      <text:p text:style-name="P34"><text:span text:style-name="T32">- חמישה קונים, המייחסים לאותה מניה את הערכים: </text:span><text:span text:style-name="T33">10, 8, 6, 4, 2</text:span><text:span text:style-name="T32">.</text:span></text:p>
      <text:p text:style-name="P26">מהו המסחר הממקסם את סכום הערכים – כמה מניות נסחרות, מי מוכר ומי קונה?</text:p>
      <text:list xml:id="list4068777917" text:style-name="L1">
        <text:list-item>
          <text:p text:style-name="P35"><text:span text:style-name="T36">פתרון</text:span><text:span text:style-name="T35">: </text:span><text:span text:style-name="T37">מוריה ועטרה</text:span></text:p>
        </text:list-item>
      </text:list>
      <text:p text:style-name="P33"><text:span text:style-name="T31">ב. </text:span><text:span text:style-name="T34">מה הם תשלומי VCG בשוק של סעיף א? <text:s text:c="2"/>מה הבעיה בתשלומים אלה?</text:span></text:p>
      <text:list xml:id="list132239579160420" text:continue-numbering="true" text:style-name="L1">
        <text:list-item>
          <text:p text:style-name="P36"><text:span text:style-name="T36">פתרון</text:span><text:span text:style-name="T35">: בשיעור</text:span></text:p>
        </text:list-item>
      </text:list>
      <text:p text:style-name="P27"><text:span text:style-name="T23">ג</text:span><text:span text:style-name="T21">. </text:span><text:span text:style-name="T22">נתון כלל-הבחירה </text:span><text:span text:style-name="T23">"בחר את כל הקונים והמוכרים במסחר האופטימלי". מה הם תשלומי מאירסון עבור כלל זה? הדגימו על השוק של סעיף א.</text:span></text:p>
      <text:list xml:id="list132238501434415" text:continue-numbering="true" text:style-name="L1">
        <text:list-item>
          <text:p text:style-name="P37"><text:span text:style-name="T52">פתרון</text:span><text:span text:style-name="T27">: </text:span><text:span text:style-name="T30">תשלומי הקונים – </text:span><text:span text:style-name="T28">גל. </text:span><text:span text:style-name="T30">תשלומי המוכרים – בשיעור.</text:span></text:p>
        </text:list-item>
      </text:list>
      <text:p text:style-name="P25"><text:span text:style-name="T24">ד</text:span><text:span text:style-name="T21">. </text:span><text:span text:style-name="T22">נתון כלל-הבחירה </text:span><text:span text:style-name="T23">"בחר את כל הקונים והמוכרים במסחר האופטימלי, פרט לזוג </text:span><text:span text:style-name="T26">קונה-מוכר </text:span><text:span text:style-name="T23">עם ההפרש הקטן ביותר". מה הם תשלומי מאירסון </text:span><text:span text:style-name="T25">עבור כלל זה</text:span><text:span text:style-name="T23">? הדגימו על השוק של סעיף א.</text:span></text:p>
      <text:list xml:id="list132238765767225" text:continue-numbering="true" text:style-name="L1">
        <text:list-item>
          <text:p text:style-name="P38"><text:span text:style-name="T51">פתרון</text:span>: <text:span text:style-name="T57">תשלומי הקונים – גל. תשלומי המוכרים – בשיעור.</text:span></text:p>
        </text:list-item>
      </text:list>
      <text:p text:style-name="P13"><text:span text:style-name="T2">שאלה</text:span><text:span text:style-name="T3"> </text:span><text:span text:style-name="T14">2</text:span><text:span text:style-name="T2">: </text:span><text:span text:style-name="T4">תיכנות </text:span><text:span text:style-name="T8">- כלל-התשלום של מאירסון</text:span></text:p>
      <text:p text:style-name="P22"><text:span text:style-name="T4">נ</text:span><text:span text:style-name="T1">תו</text:span><text:span text:style-name="T4">נה פונקציה המייצגת כלל-בחירה. כותרת הפונקציה:</text:span></text:p>
      <text:p text:style-name="P18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42">(בשקלים)</text:span>. הפונקציה מחזירה כפלט וקטור בוליאני המחזיר, לגבי כל שחקן, האם הוא נבחר או לא.</text:p>
      <text:p text:style-name="P9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אירסון</text:span><text:span text:style-name="T5">. כותרת הפונקציה:</text:span></text:p>
      <text:p text:style-name="P20"><text:span text:style-name="T44">def </text:span>payments (<text:span text:style-name="T44">values: List[float</text:span>]) →<text:span text:style-name="T44"> List[float]: ...</text:span></text:p>
      <text:p text:style-name="P10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10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list xml:id="list4283021098" text:style-name="L2">
        <text:list-item>
          <text:p text:style-name="P45"><text:soft-page-break/><text:span text:style-name="T39">פתרון</text:span><text:span text:style-name="T40">: אליהו</text:span><text:span text:style-name="T41"> רחמים סתת <text:s/></text:span><text:a xlink:type="simple" xlink:href="https://github.com/eliahusatat/EconomicAlgo/blob/master/class6.py" text:style-name="Internet_20_link" text:visited-style-name="Visited_20_Internet_20_Link"><text:span text:style-name="T16">https://github.com/eliahusatat/EconomicAlgo/blob/master/class6.py</text:span></text:a><text:span text:style-name="T41"> </text:span></text:p>
        </text:list-item>
      </text:list>
      <text:p text:style-name="P6"/>
      <text:p text:style-name="P14"><text:span text:style-name="T2">שאלה</text:span><text:span text:style-name="T3"> </text:span><text:span text:style-name="T14">3</text:span><text:span text:style-name="T2">: </text:span><text:span text:style-name="T4">תיכנות –</text:span><text:span text:style-name="T8"> </text:span><text:span text:style-name="T10">מכרז מאירסון לבעיית התרמיל</text:span></text:p>
      <text:p text:style-name="P28">נתון מערך גלובלי <text:span text:style-name="T45">בשם weights, </text:span>שבו האיבר ה-i מייצג את המשקל של השחקן ה-i. </text:p>
      <text:p text:style-name="P11">א. בחרו אחד מאלגוריתמי-הקירוב שלמדנו (א, ב, או א+ב), <text:s/>וכיתבו את פונקציית-הבחירה המתאימה לו:</text:p>
      <text:p text:style-name="P19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12">ב. בחרו אחד מאלגוריתמי-הקירוב שלמדנו (א, ב, או א+ב), <text:s/>וכיתבו את פונקציית-התשלום המתאימה לו:</text:p>
      <text:p text:style-name="P21"><text:span text:style-name="T44">def </text:span>payments (<text:span text:style-name="T44">values: List[float</text:span>]) →<text:span text:style-name="T44"> List[float]: ...</text:span></text:p>
      <text:p text:style-name="P5">כאן (בניגוד לשאלה הקודמת) חישוב התשלומים צריך להיות מדוייק, ע"י נוסחה מפורשת.</text:p>
      <text:list xml:id="list132239337001616" text:continue-list="list132238765767225" text:style-name="L1">
        <text:list-item>
          <text:p text:style-name="P40"><text:span text:style-name="T51">פתרון</text:span>: <text:span text:style-name="T54">גיא וולף </text:span><text:a xlink:type="simple" xlink:href="https://github.com/guyguy40/Econalgsex6/blob/master/econAlgs6.py" text:style-name="Internet_20_link" text:visited-style-name="Visited_20_Internet_20_Link"><text:span text:style-name="T54">https://github.com/guyguy40/Econalgsex6/blob/master/econAlgs6.py</text:span></text:a><text:span text:style-name="T54"> </text:span></text:p>
          <text:p text:style-name="P41"><text:s/></text:p>
        </text:list-item>
      </text:list>
      <text:p text:style-name="P8"/>
      <text:p text:style-name="P16">שאלה <text:span text:style-name="T49">4</text:span>: <text:span text:style-name="T46">דוגמאות למכרזי מאירסון</text:span></text:p>
      <text:p text:style-name="P29">הסעיפים הבאים מתייחסים לכלל-הבחירה "בחר את הערך הגבוה ביותר, בתנאי שהוא לפחות 10".</text:p>
      <text:p text:style-name="P29">א. הראו (ע"י דוגמה) שתשלומי וק"ג עבור כלל זה אינם מגלי-אמת.</text:p>
      <text:p text:style-name="P29">ב. תנו נוסחה לחישוב תשלומי מאירסון עבור כלל זה. הדגימו את הנוסחה.</text:p>
      <text:p text:style-name="P29">בסעיפים הבאים, נתון שלכל משתתף i יש משקל w<text:span text:style-name="T47">i</text:span> שהוא מידע ציבורי. כלל-הבחירה הוא "בחר את המשתתף שהמכפלה ערך*משקל (v<text:span text:style-name="T47">i</text:span>*w<text:span text:style-name="T47">i</text:span>) שלו היא הגדולה ביותר".</text:p>
      <text:p text:style-name="P29">ג. הראו (ע"י דוגמה) שתשלומי וק"ג עבור כלל זה אינם מגלי-אמת.</text:p>
      <text:p text:style-name="P29">ד. תנו נוסחה לחישוב תשלומי מאירסון עבור כלל זה. הדגימו את הנוסחה.</text:p>
      <text:list xml:id="list293651278" text:style-name="L3">
        <text:list-item>
          <text:p text:style-name="P44"><text:span text:style-name="T53">פתרון</text:span><text:span text:style-name="T55">: עמית אליהו</text:span></text:p>
        </text:list-item>
      </text:list>
      <text:p text:style-name="P15"/>
      <text:p text:style-name="P15">שאלה <text:span text:style-name="T49">5</text:span>: <text:span text:style-name="T48">אלגוריתם אמיתי למציאת עץ פורש מקסימלי</text:span></text:p>
      <text:p text:style-name="P30">נתון גרף לא-מכוון, שבו לכל קשת יש ערך. כל קשת שייכת למישהו, והערך הוא מידע פרטי של הבעלים.</text:p>
      <text:p text:style-name="P30">א. הדגימו את אלגוריתם VCG למציאת עץ פורש עם ערך מקסימלי.</text:p>
      <text:p text:style-name="P7"><text:soft-page-break/>ב. הדגימו את אלגוריתם מאירסון למציאת עץ פורש עם ערך מקסימלי.</text:p>
      <text:list xml:id="list132239415191449" text:continue-numbering="true" text:style-name="L3">
        <text:list-item>
          <text:p text:style-name="P42"><text:span text:style-name="T53">פתרון</text:span><text:span text:style-name="T55">: בשיעור.</text:span></text:p>
        </text:list-item>
      </text:list>
      <text:p text:style-name="P43"/>
      <text:p text:style-name="P17">שאלה <text:span text:style-name="T50">6</text:span>: <text:span text:style-name="T50">פתרונות מקוריים לבעיית התרמיל</text:span></text:p>
      <text:p text:style-name="P31">א. הציעו שלושה אלגוריתמים מקוריים (שונים מהאלגוריתמים שנלמדו בכיתה) והגיוניים לפתרון בעיית התרמיל.</text:p>
      <text:p text:style-name="P31">ב. עבור כל אלגוריתם שמצאתם בסעיף א, תנו דוגמה למשקלים וערכים, המראה שהאלגוריתם אינו אופטימלי.</text:p>
      <text:p text:style-name="P32">ג. עבור אחד האלגוריתמים שמצאתם בסעיף א, חשבו את כלל-התשלומים של מאירסון.</text:p>
      <text:p text:style-name="P31"><text:span text:style-name="T51">הערה</text:span>: משקלי החפצים יכולים להיות מספרים ממשיים חיוביים כלשהם (לא דווקא מספרים שלמים).</text:p>
      <text:list xml:id="list2339090519" text:style-name="L4">
        <text:list-item>
          <text:p text:style-name="P39"><text:span text:style-name="T51">פתרון</text:span>: מיכאל ומעוז.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1T13:22:37.602535477</dc:date>
    <meta:editing-duration>P12DT17M2S</meta:editing-duration>
    <meta:editing-cycles>1343</meta:editing-cycles>
    <dc:creator>Erel Segal-Halevi</dc:creator>
    <meta:document-statistic meta:table-count="0" meta:image-count="0" meta:object-count="0" meta:page-count="3" meta:paragraph-count="54" meta:word-count="584" meta:character-count="3493" meta:non-whitespace-character-count="2955"/>
  </office:meta>
</office:document-meta>
</file>